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3d48" officeooo:paragraph-rsid="001a3d48" style:font-style-asian="normal" style:font-weight-asian="normal"/>
    </style:style>
    <style:style style:name="P5" style:family="paragraph" style:parent-style-name="Standard">
      <style:text-properties officeooo:rsid="001a3d48" officeooo:paragraph-rsid="001a3d48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a08fa"/>
    </style:style>
    <style:style style:name="T5" style:family="text">
      <style:text-properties officeooo:rsid="001a3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9th</text:span> of <text:span text:style-name="T4">August</text:span> 202<text:span text:style-name="T5">3</text:span> under the <text:span text:style-name="T5">37th</text:span> PA Meeting.</text:p>
      <text:p text:style-name="P1"/>
      <text:p text:style-name="P1">The Assembly, recognising the current situation,</text:p>
      <text:p text:style-name="P1"/>
      <text:p text:style-name="P4">Constitutes the need to add the SpeedRoads plugin. It alows you to make high speed roads by making custom layers of blocks to make the road with variing speeds. I was thinking we could have one level of speed for having 1 layer of redstone block under the main block and an extra speedy version if you put 2 layers of redstone blocks under the main road. (See appendix A for the link)</text:p>
      <text:p text:style-name="P4">This to enable creating more infastucture projects for the server and making transportation even faster.</text:p>
      <text:p text:style-name="P1"/>
      <text:p text:style-name="P1">And proceeds.</text:p>
      <text:p text:style-name="P1"/>
      <text:p text:style-name="P1">Signed by,</text:p>
      <text:p text:style-name="P4">Emeralda_axe7</text:p>
      <text:p text:style-name="P4">Comradedoggo_23</text:p>
      <text:p text:style-name="P4">Thanster</text:p>
      <text:p text:style-name="P4">komradekaymp3</text:p>
      <text:p text:style-name="P4">Lunar_Lunatic_</text:p>
      <text:p text:style-name="P1"/>
      <text:p text:style-name="P1"/>
      <text:p text:style-name="P1"/>
      <text:p text:style-name="Standard"><text:span text:style-name="T1">[</text:span><text:span text:style-name="T2">Motion 37-2: To add the SpeedRoads plugin</text:span><text:span text:style-name="T1">]</text:span></text:p>
      <text:p text:style-name="Standard"><text:span text:style-name="T1"/></text:p>
      <text:p text:style-name="P5"><text:span text:style-name="T1">APPENDIX A: LINK</text:span></text:p>
      <text:p text:style-name="P5"><text:span text:style-name="T1">https://www.spigotmc.org/resources/speedroads.78794/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30T19:21:22.004512841</dc:date>
    <meta:editing-duration>PT3M8S</meta:editing-duration>
    <meta:editing-cycles>6</meta:editing-cycles>
    <meta:generator>LibreOffice/7.5.5.2$Linux_X86_64 LibreOffice_project/bf0ddd27f701ac1d9e0942bffe145c51e201aa5c</meta:generator>
    <meta:document-statistic meta:table-count="0" meta:image-count="0" meta:object-count="0" meta:page-count="1" meta:paragraph-count="14" meta:word-count="129" meta:character-count="819" meta:non-whitespace-character-count="704"/>
  </office:meta>
</office:document-meta>
</file>